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103cm" fo:margin-left="0cm" fo:margin-top="0cm" fo:margin-bottom="0cm" table:align="left"/>
    </style:style>
    <style:style style:name="Table1.A" style:family="table-column">
      <style:table-column-properties style:column-width="9.499cm"/>
    </style:style>
    <style:style style:name="Table1.B" style:family="table-column">
      <style:table-column-properties style:column-width="4.71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2.6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ff00" fo:padding="0.176cm" fo:border="1pt solid #000000">
        <style:background-image/>
      </style:table-cell-properties>
    </style:style>
    <style:style style:name="Table1.2" style:family="table-row">
      <style:table-row-properties style:min-row-height="0.706cm" fo:keep-together="auto"/>
    </style:style>
    <style:style style:name="Table1.A2" style:family="table-cell">
      <style:table-cell-properties style:vertical-align="middle" fo:padding="0.176cm" fo:border="1pt solid #000000"/>
    </style:style>
    <style:style style:name="Table1.B2" style:family="table-cell">
      <style:table-cell-properties style:vertical-align="middle" fo:padding="0.176cm" fo:border="1pt solid #000000"/>
    </style:style>
    <style:style style:name="Table1.C2" style:family="table-cell">
      <style:table-cell-properties style:vertical-align="middle" fo:padding="0.176cm" fo:border="1pt solid #000000"/>
    </style:style>
    <style:style style:name="Table1.D2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padding="0.176cm" fo:border="1pt solid #000000"/>
    </style:style>
    <style:style style:name="Table1.B3" style:family="table-cell">
      <style:table-cell-properties style:vertical-align="middle" fo:padding="0.176cm" fo:border="1pt solid #000000"/>
    </style:style>
    <style:style style:name="Table1.C3" style:family="table-cell">
      <style:table-cell-properties style:vertical-align="middle" fo:padding="0.176cm" fo:border="1pt solid #000000"/>
    </style:style>
    <style:style style:name="Table1.D3" style:family="table-cell">
      <style:table-cell-properties style:vertical-align="middle" fo:padding="0.176cm" fo:border="1pt solid #000000"/>
    </style:style>
    <style:style style:name="Table1.A4" style:family="table-cell">
      <style:table-cell-properties style:vertical-align="middle" fo:padding="0.176cm" fo:border="1pt solid #000000"/>
    </style:style>
    <style:style style:name="Table1.B4" style:family="table-cell">
      <style:table-cell-properties style:vertical-align="middle" fo:padding="0.176cm" fo:border="1pt solid #000000"/>
    </style:style>
    <style:style style:name="Table1.C4" style:family="table-cell">
      <style:table-cell-properties style:vertical-align="middle" fo:padding="0.176cm" fo:border="1pt solid #000000"/>
    </style:style>
    <style:style style:name="Table1.D4" style:family="table-cell">
      <style:table-cell-properties style:vertical-align="middle" fo:padding="0.176cm" fo:border="1pt solid #000000"/>
    </style:style>
    <style:style style:name="Table1.A5" style:family="table-cell">
      <style:table-cell-properties style:vertical-align="middle" fo:padding="0.176cm" fo:border="1pt solid #000000"/>
    </style:style>
    <style:style style:name="Table1.B5" style:family="table-cell">
      <style:table-cell-properties style:vertical-align="middle" fo:padding="0.176cm" fo:border="1pt solid #000000"/>
    </style:style>
    <style:style style:name="Table1.C5" style:family="table-cell">
      <style:table-cell-properties style:vertical-align="middle" fo:padding="0.176cm" fo:border="1pt solid #000000"/>
    </style:style>
    <style:style style:name="Table1.D5" style:family="table-cell">
      <style:table-cell-properties style:vertical-align="middle" fo:padding="0.176cm" fo:border="1pt solid #000000"/>
    </style:style>
    <style:style style:name="Table2" style:family="table">
      <style:table-properties style:width="8.59cm" style:rel-width="45%" fo:margin-top="0cm" fo:margin-bottom="0cm" table:align="right"/>
    </style:style>
    <style:style style:name="Table2.A" style:family="table-column">
      <style:table-column-properties style:column-width="3.593cm" style:rel-column-width="2037*"/>
    </style:style>
    <style:style style:name="Table2.B" style:family="table-column">
      <style:table-column-properties style:column-width="4.997cm" style:rel-column-width="283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1pt solid #ffffff" fo:border-right="1pt solid #000000" fo:border-top="1pt solid #ffffff" fo:border-bottom="1pt solid #ffffff"/>
    </style:style>
    <style:style style:name="Table2.B1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end" style:justify-single-word="false"/>
      <style:text-properties officeooo:paragraph-rsid="0008d7b5"/>
    </style:style>
    <style:style style:name="P2" style:family="paragraph" style:parent-style-name="Footer">
      <style:paragraph-properties fo:text-align="end" style:justify-single-word="false"/>
      <style:text-properties officeooo:paragraph-rsid="00091b79"/>
    </style:style>
    <style:style style:name="P3" style:family="paragraph" style:parent-style-name="Footer">
      <style:paragraph-properties fo:text-align="start" style:justify-single-word="false"/>
      <style:text-properties officeooo:paragraph-rsid="0008d7b5"/>
    </style:style>
    <style:style style:name="P4" style:family="paragraph" style:parent-style-name="Footer">
      <style:paragraph-properties fo:text-align="start" style:justify-single-word="false"/>
      <style:text-properties fo:font-size="10pt" officeooo:paragraph-rsid="0008d7b5" style:font-size-asian="10pt" style:font-size-complex="10pt"/>
    </style:style>
    <style:style style:name="P5" style:family="paragraph" style:parent-style-name="Footer">
      <style:paragraph-properties fo:text-align="start" style:justify-single-word="false"/>
      <style:text-properties fo:font-size="10pt" officeooo:rsid="00091b79" officeooo:paragraph-rsid="00091b79" style:font-size-asian="10pt" style:font-size-complex="10pt"/>
    </style:style>
    <style:style style:name="P6" style:family="paragraph" style:parent-style-name="Header">
      <style:paragraph-properties fo:text-align="end" style:justify-single-word="false"/>
      <style:text-properties officeooo:paragraph-rsid="00086ca2"/>
    </style:style>
    <style:style style:name="P7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P8" style:family="paragraph" style:parent-style-name="Standard">
      <style:text-properties style:font-name="Calibri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line-height="100%" fo:text-align="end" style:justify-single-word="false" fo:orphans="0" fo:widows="0"/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3" style:family="paragraph" style:parent-style-name="Standard">
      <style:text-properties style:font-name="Calibri" fo:font-size="10pt" officeooo:paragraph-rsid="00086ca2" style:font-size-asian="10pt" style:font-size-complex="10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officeooo:paragraph-rsid="0007da7b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officeooo:paragraph-rsid="000c9548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officeooo:rsid="0007da7b" officeooo:paragraph-rsid="0007da7b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officeooo:rsid="000c9548" officeooo:paragraph-rsid="000c9548" style:font-size-asian="10pt" style:font-size-complex="10pt"/>
    </style:style>
    <style:style style:name="P23" style:family="paragraph" style:parent-style-name="Standard">
      <style:paragraph-properties fo:break-before="page"/>
      <style:text-properties style:font-name="Calibri" fo:font-size="10pt" officeooo:paragraph-rsid="00086ca2" style:font-size-asian="10pt" style:font-size-complex="10pt"/>
    </style:style>
    <style:style style:name="P24" style:family="paragraph" style:parent-style-name="Standard" style:master-page-name="Standard">
      <style:paragraph-properties style:page-number="1"/>
      <style:text-properties style:font-name="Calibri" fo:font-size="10pt" style:font-size-asian="10pt" style:font-size-complex="10pt"/>
    </style:style>
    <style:style style:name="T1" style:family="text">
      <style:text-properties officeooo:rsid="0007da7b"/>
    </style:style>
    <style:style style:name="T2" style:family="text">
      <style:text-properties officeooo:rsid="00086ca2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officeooo:rsid="00091b79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8">Calle Fernández al final de la calle</text:p>
      <text:p text:style-name="P8">Trujillo Alto, Puerto Rico</text:p>
      <text:p text:style-name="P8">(939) 277-7333</text:p>
      <text:p text:style-name="P8">tutorwebenlinea@gmail.com</text:p>
      <text:p text:style-name="P8"/>
      <text:p text:style-name="P9"/>
      <text:p text:style-name="P8">Servicio de tutorías personalizadas en un entorno LAMP Stack. </text:p>
      <text:p text:style-name="P8">Descripción general de los servicios que se ofrecen:</text:p>
      <text:p text:style-name="P8"/>
      <text:list xml:id="list3980853544" text:style-name="WWNum1">
        <text:list-item>
          <text:p text:style-name="P14">Maquetado web HTML.</text:p>
        </text:list-item>
        <text:list-item>
          <text:p text:style-name="P14">Diseños web con CSS.</text:p>
        </text:list-item>
        <text:list-item>
          <text:p text:style-name="P14">Interacciones dinámicas con JavaScript. </text:p>
        </text:list-item>
        <text:list-item>
          <text:p text:style-name="P14">Lógica de la aplicación con PHP.</text:p>
        </text:list-item>
        <text:list-item>
          <text:p text:style-name="P14">Estructura de datos con MySQL &amp; phpMyAdmin.</text:p>
        </text:list-item>
        <text:list-item>
          <text:p text:style-name="P14">Desarrollo en un servidor local usando el paquete de <text:s/>XAMPP.</text:p>
        </text:list-item>
        <text:list-item>
          <text:p text:style-name="P14">Despliegue de la aplicación en un servidor apache. </text:p>
        </text:list-item>
        <text:list-item>
          <text:p text:style-name="P14">Uso de control de versiones Git y GitHub. </text:p>
        </text:list-item>
        <text:list-item>
          <text:p text:style-name="P14">Diagramas, algoritmos, ciclo de vida del programa. </text:p>
        </text:list-item>
        <text:list-item>
          <text:p text:style-name="P14">Validación web con herramienta de The World Wide Web Consortium (W3C)</text:p>
        </text:list-item>
        <text:list-item>
          <text:p text:style-name="P14">Sintaxis de <text:s/>lenguajes HTML, CSS, JavaScript, PHP, MySQL. </text:p>
        </text:list-item>
      </text:list>
      <text:p text:style-name="P8"/>
      <text:p text:style-name="P8"/>
      <text:p text:style-name="P8"/>
      <text:p text:style-name="P8"/>
      <text:p text:style-name="P8"/>
      <text:p text:style-name="P23">Proveedor: Carlos Alemán Díaz / caleman9791@gmail.com / <text:s/>(939) 277-7333</text:p>
      <text:p text:style-name="P13">Beneficiario: Michelle Martínez / nmp_martinez@yahoo.com / <text:s text:c="2"/>(939) 788-7023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escripción </text:p>
          </table:table-cell>
          <table:table-cell table:style-name="Table1.A1" office:value-type="string">
            <text:p text:style-name="P15">Fecha</text:p>
          </table:table-cell>
          <table:table-cell table:style-name="Table1.A1" office:value-type="string">
            <text:p text:style-name="P10">Horas</text:p>
          </table:table-cell>
          <table:table-cell table:style-name="Table1.A1" office:value-type="string">
            <text:p text:style-name="P15">Costo</text:p>
          </table:table-cell>
        </table:table-row>
        <table:table-row table:style-name="Table1.2">
          <table:table-cell table:style-name="Table1.A2" office:value-type="string">
            <text:p text:style-name="P18">Evaluación de <text:s/>los requisitos</text:p>
          </table:table-cell>
          <table:table-cell table:style-name="Table1.B2" office:value-type="string">
            <text:p text:style-name="P15">27 de <text:span text:style-name="T1">julio</text:span> del 2021</text:p>
          </table:table-cell>
          <table:table-cell table:style-name="Table1.C2" office:value-type="string">
            <text:p text:style-name="P10">2</text:p>
          </table:table-cell>
          <table:table-cell table:style-name="Table1.D2" office:value-type="string">
            <text:p text:style-name="P20">$15,00</text:p>
          </table:table-cell>
        </table:table-row>
        <table:table-row table:style-name="Table1.2">
          <table:table-cell table:style-name="Table1.A3" office:value-type="string">
            <text:p text:style-name="P18">Ensayo sobre los atajos de teclado en Windows y mac OS</text:p>
            <text:p text:style-name="P18">Detalles:</text:p>
            <text:p text:style-name="P18">Lectura y recolección de la información. <text:s/>Elaboración de la introducción, el <text:s/>desarrollo del tema y comparación de comandos de atajos de teclado en ambas plataformas </text:p>
          </table:table-cell>
          <table:table-cell table:style-name="Table1.B3" office:value-type="string">
            <text:p text:style-name="P16">27 – <text:span text:style-name="T1">30 </text:span>de <text:span text:style-name="T1">julio</text:span> del 2021</text:p>
          </table:table-cell>
          <table:table-cell table:style-name="Table1.C3" office:value-type="string">
            <text:p text:style-name="P10">5</text:p>
          </table:table-cell>
          <table:table-cell table:style-name="Table1.D3" office:value-type="string">
            <text:p text:style-name="P20">$37,50</text:p>
          </table:table-cell>
        </table:table-row>
        <table:table-row table:style-name="Table1.2">
          <table:table-cell table:style-name="Table1.A4" office:value-type="string">
            <text:p text:style-name="P18"/>
            <text:p text:style-name="P22">Detalles:</text:p>
            <text:p text:style-name="P21">Identificar y comparar formatos digitales comunes utilizados en el área de especialización. Preparar una presentación.</text:p>
          </table:table-cell>
          <table:table-cell table:style-name="Table1.B4" office:value-type="string">
            <text:p text:style-name="P17"><text:span text:style-name="T1">30 - </text:span>de <text:span text:style-name="T1">julio</text:span> del 2021</text:p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9"/>
          </table:table-cell>
        </table:table-row>
        <table:table-row table:style-name="Table1.2"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9"/>
          </table:table-cell>
        </table:table-row>
      </table:table>
      <text:p text:style-name="P12"><text:line-break/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Subtotal</text:p>
          </table:table-cell>
          <table:table-cell table:style-name="Table2.B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Impuesto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Otros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Total</text:p>
          </table:table-cell>
          <table:table-cell table:style-name="Table2.B1" office:value-type="string">
            <text:p text:style-name="P11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9.091cm" table:align="margins"/>
    </style:style>
    <style:style style:name="Tabla1.A" style:family="table-column">
      <style:table-column-properties style:column-width="19.091cm" style:rel-column-width="10823*"/>
    </style:style>
    <style:style style:name="Tabla1.A1" style:family="table-cell">
      <style:table-cell-properties style:vertical-align="middle" fo:background-color="#32cd32" fo:padding="0.3cm" fo:border="0.05pt solid #000000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officeooo:paragraph-rsid="00086ca2"/>
    </style:style>
    <style:style style:name="MP2" style:family="paragraph" style:parent-style-name="Footer">
      <style:paragraph-properties fo:text-align="start" style:justify-single-word="false"/>
      <style:text-properties fo:font-size="10pt" officeooo:paragraph-rsid="0008d7b5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officeooo:rsid="00091b79" officeooo:paragraph-rsid="00091b79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officeooo:paragraph-rsid="00091b79"/>
    </style:style>
    <style:style style:name="MP5" style:family="paragraph" style:parent-style-name="Footer">
      <style:paragraph-properties fo:text-align="start" style:justify-single-word="false"/>
      <style:text-properties officeooo:paragraph-rsid="0008d7b5"/>
    </style:style>
    <style:style style:name="MP6" style:family="paragraph" style:parent-style-name="Footer">
      <style:paragraph-properties fo:text-align="end" style:justify-single-word="false"/>
      <style:text-properties officeooo:paragraph-rsid="0008d7b5"/>
    </style:style>
    <style:style style:name="MP7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MT1" style:family="text">
      <style:text-properties style:font-name="Calibri"/>
    </style:style>
    <style:style style:name="MT2" style:family="text">
      <style:text-properties style:font-name="Calibri" fo:font-size="10pt" officeooo:rsid="00091b79" style:font-size-asian="10pt" style:font-size-complex="10pt"/>
    </style:style>
    <style:style style:name="MT3" style:family="text">
      <style:text-properties style:font-name="Calibri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cm" fo:margin-bottom="1cm" fo:margin-left="1.499cm" fo:margin-right="1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2cm" fo:margin-left="0cm" fo:margin-right="0cm" fo:margin-top="1cm" fo:background-color="transparent" style:dynamic-spacing="false" draw:fill="non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eLine94833787548528">
            <table:table-cell table:style-name="Tabla1.A1" office:value-type="string">
              <text:p text:style-name="MP7"><text:a xlink:type="simple" xlink:href="https://tutorwebenlinea.blogspot.com/" text:style-name="Internet_20_link" text:visited-style-name="Visited_20_Internet_20_Link">@tutorwebenlinea</text:a></text:p>
            </table:table-cell>
          </table:table-row>
        </table:table>
        <text:p text:style-name="MP1"/>
      </style:header>
      <style:footer>
        <text:p text:style-name="MP2"><text:span text:style-name="MT1">Método de pago a la cuenta personal de <text:s/>ATH Móvil con el número de teléfono 939-277-7333 <text:s/>si no posee cuenta de ATH Móvil y desea utilizar otros métodos de pago <text:s/>favor de notificar por coreo electrónico.</text:span></text:p>
        <text:p text:style-name="MP3"><text:span text:style-name="MT1">Facturacion desde el 27 de julio del 2021 hasta el </text:span></text:p>
        <text:p text:style-name="MP4"><text:a xlink:type="simple" xlink:href="https://tutorwebenlinea.blogspot.com/" text:style-name="Internet_20_link" text:visited-style-name="Visited_20_Internet_20_Link"><text:span text:style-name="MT2">https://tutorwebenlinea.blogspot.com/</text:span></text:a></text:p>
        <text:p text:style-name="MP5"><text:span text:style-name="MT3"/></text:p>
        <text:p text:style-name="MP6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10$Build-2</meta:generator>
    <dc:date>2021-07-30T18:23:12.234143690</dc:date>
    <meta:editing-duration>PT25M34S</meta:editing-duration>
    <meta:editing-cycles>7</meta:editing-cycles>
    <meta:document-statistic meta:table-count="3" meta:image-count="0" meta:object-count="0" meta:page-count="2" meta:paragraph-count="46" meta:word-count="270" meta:character-count="1686" meta:non-whitespace-character-count="1449"/>
  </office:meta>
</office:document-meta>
</file>